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officeooo:rsid="001edf69" officeooo:paragraph-rsid="001edf69"/>
    </style:style>
    <style:style style:name="P2" style:family="paragraph" style:parent-style-name="Standard">
      <style:text-properties officeooo:rsid="001c03e0" officeooo:paragraph-rsid="001c03e0"/>
    </style:style>
    <style:style style:name="P3" style:family="paragraph" style:parent-style-name="Heading_20_1">
      <style:text-properties officeooo:paragraph-rsid="001c03e0"/>
    </style:style>
    <style:style style:name="P4" style:family="paragraph" style:parent-style-name="Heading_20_1">
      <style:text-properties officeooo:paragraph-rsid="001cdabc"/>
    </style:style>
    <style:style style:name="P5" style:family="paragraph" style:parent-style-name="Heading_20_2">
      <style:text-properties officeooo:paragraph-rsid="001c03e0"/>
    </style:style>
    <style:style style:name="P6" style:family="paragraph" style:parent-style-name="Heading_20_2">
      <style:text-properties officeooo:rsid="001c03e0" officeooo:paragraph-rsid="001c03e0"/>
    </style:style>
    <style:style style:name="P7" style:family="paragraph" style:parent-style-name="Heading_20_3">
      <style:text-properties officeooo:paragraph-rsid="001c03e0"/>
    </style:style>
    <style:style style:name="T1" style:family="text">
      <style:text-properties officeooo:rsid="001c03e0"/>
    </style:style>
    <style:style style:name="T2" style:family="text">
      <style:text-properties officeooo:rsid="001f753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a do curso de C</text:p>
      <text:h text:style-name="Heading_20_1" text:outline-level="1">Programa</text:h>
      <text:h text:style-name="Heading_20_2" text:outline-level="2">Interpretado <text:span text:style-name="T2">vs</text:span> compilado</text:h>
      <text:h text:style-name="Heading_20_2" text:outline-level="2">Programa <text:span text:style-name="T2">vs</text:span> processo</text:h>
      <text:h text:style-name="Heading_20_2" text:outline-level="2">Áreas de memória de programas e processos</text:h>
      <text:h text:style-name="Heading_20_2" text:outline-level="2"><text:span text:style-name="T1">O que é uma v</text:span>ariável</text:h>
      <text:h text:style-name="Heading_20_1" text:outline-level="1">Função</text:h>
      <text:h text:style-name="Heading_20_2" text:outline-level="2">Anatomia de uma função em C</text:h>
      <text:h text:style-name="Heading_20_2" text:outline-level="2">Funções e STACK</text:h>
      <text:h text:style-name="Heading_20_2" text:outline-level="2">Passagem de parâmetros em C</text:h>
      <text:h text:style-name="P5" text:outline-level="2">Como modificar o valor da variável passada como parâmetro?</text:h>
      <text:h text:style-name="P5" text:outline-level="2">Entrada e saída padrão</text:h>
      <text:h text:style-name="P5" text:outline-level="2">Macro constantes e comandos</text:h>
      <text:h text:style-name="Heading_20_1" text:outline-level="1">Matrizes</text:h>
      <text:h text:style-name="Heading_20_2" text:outline-level="2">Unidimensionais</text:h>
      <text:h text:style-name="P7" text:outline-level="3">Listando</text:h>
      <text:h text:style-name="P7" text:outline-level="3">Pesquisando</text:h>
      <text:h text:style-name="P5" text:outline-level="2"><text:span text:style-name="T1">Bi</text:span>dimensionais</text:h>
      <text:h text:style-name="P7" text:outline-level="3">Listando</text:h>
      <text:h text:style-name="P7" text:outline-level="3">Pesquisando</text:h>
      <text:h text:style-name="P6" text:outline-level="2">N-dimensões</text:h>
      <text:h text:style-name="P7" text:outline-level="3">Listando</text:h>
      <text:h text:style-name="P7" text:outline-level="3">Pesquisando</text:h>
      <text:h text:style-name="P3" text:outline-level="1">String</text:h>
      <text:h text:style-name="P3" text:outline-level="1">Estruturas de dados</text:h>
      <text:h text:style-name="Heading_20_2" text:outline-level="2">Organização em memória</text:h>
      <text:h text:style-name="Heading_20_2" text:outline-level="2">Acesso aos campos</text:h>
      <text:h text:style-name="P6" text:outline-level="2">Funções de acesso</text:h>
      <text:h text:style-name="Heading_20_1" text:outline-level="1">Ponteiro para função</text:h>
      <text:h text:style-name="Heading_20_1" text:outline-level="1">Alocação dinâmica</text:h>
      <text:h text:style-name="Heading_20_2" text:outline-level="2">Lista</text:h>
      <text:h text:style-name="P4" text:outline-level="1">Passando parâmetros para o programa</text:h>
      <text:h text:style-name="Heading_20_1" text:outline-level="1">Arquivo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.101cm" loext:contextual-spacing="false" fo:text-indent="0cm" style:auto-text-indent="false"/>
      <style:text-properties fo:font-size="14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cm" fo:margin-bottom="0.101cm" loext:contextual-spacing="false" fo:text-indent="0.499cm" style:auto-text-indent="false"/>
      <style:text-properties style:font-name="FreeSans" fo:font-family="FreeSans" style:font-style-name="Negrito" style:font-family-generic="swiss" style:font-pitch="variable" fo:font-size="14pt" fo:font-weight="600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.101cm" loext:contextual-spacing="false" fo:text-indent="1cm" style:auto-text-indent="false" style:page-number="auto"/>
      <style:text-properties style:font-name="FreeSans" fo:font-family="FreeSans" style:font-style-name="Negrito" style:font-family-generic="swiss" style:font-pitch="variable" fo:font-size="14pt" fo:font-weight="600" style:font-size-asian="101%" style:font-weight-asian="bold" style:font-size-complex="101%" style:font-weight-complex="60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499cm" fo:margin-bottom="1.49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4T21:54:06.529993964</meta:creation-date>
    <dc:date>2018-01-24T22:34:21.352942318</dc:date>
    <meta:editing-duration>PT19M1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33" meta:word-count="91" meta:character-count="588" meta:non-whitespace-character-count="530"/>
  </office:meta>
</office:document-meta>
</file>